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solid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>
        <style:tab-stops/>
      </style:paragraph-properties>
      <style:text-properties fo:font-family="cmr10" style:font-style-name="Standard" style:font-pitch="variable" fo:font-size="18pt" fo:font-weight="bold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1cm" svg:x="0.5cm" svg:y="1.5cm">
          <draw:text-box>
            <text:p text:style-name="P1">compiler</text:p>
          </draw:text-box>
        </draw:frame>
        <draw:frame draw:style-name="gr1" draw:text-style-name="P1" draw:layer="layout" svg:width="3.5cm" svg:height="1cm" svg:x="0.5cm" svg:y="0.5cm">
          <draw:text-box>
            <text:p text:style-name="P1">server</text:p>
          </draw:text-box>
        </draw:frame>
        <draw:frame draw:style-name="gr1" draw:text-style-name="P1" draw:layer="layout" svg:width="3.5cm" svg:height="1cm" svg:x="4cm" svg:y="0.5cm">
          <draw:text-box>
            <text:p text:style-name="P1">activ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01T15:24:33</meta:creation-date>
    <dc:date>2013-04-01T15:32:23</dc:date>
    <meta:editing-duration>P0D</meta:editing-duration>
    <meta:editing-cycles>1</meta:editing-cycles>
    <meta:document-statistic meta:object-count="3"/>
    <meta:generator>LibreOffice/3.5$Linux_X86_64 LibreOffice_project/350m1$Build-2</meta:generator>
  </office:meta>
</office:document-meta>
</file>